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Pictures/tw_logo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/>
    </style:style>
    <style:style style:name="P3" style:family="paragraph" style:parent-style-name="Standard">
      <style:text-properties fo:font-size="10pt" style:font-size-asian="10pt" style:font-name-complex="Arial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text-properties fo:font-size="10pt" fo:language="de" fo:country="A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7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text-properties fo:language="en" fo:country="US" style:language-asian="none" style:country-asian="none"/>
    </style:style>
    <style:style style:name="P20" style:family="paragraph" style:parent-style-name="Heading_20_2" style:master-page-name="Standard">
      <style:paragraph-properties style:page-number="auto"/>
      <style:text-properties fo:language="de" fo:country="AT"/>
    </style:style>
    <style:style style:name="P21" style:family="paragraph" style:parent-style-name="Footer">
      <style:text-properties fo:font-size="8pt" style:font-size-asian="8pt" style:font-size-complex="8pt"/>
    </style:style>
    <style:style style:name="P22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kommissionelle Bachelorprüfung</text:p>
      <text:p text:style-name="P1">abgehalten am &lt;FAS:FH-Bachelorstudiengang&gt; &lt;FAS:Studiengang&gt;, StgKz &lt;FAS:STGKZ&gt;</text:p>
      <text:p text:style-name="P1"/>
      <text:p text:style-name="P2">&lt;FAS:titelvornamenachname&gt;</text:p>
      <text:p text:style-name="P1">Personenkennzeichen: &lt;FAS:perskz&gt;</text:p>
      <text:p text:style-name="P1"><draw:custom-shape text:anchor-type="char" draw:z-index="9" draw:name="Rechteck 1" draw:style-name="gr1" draw:text-style-name="P22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5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Vorsitzende/r</text:p>
          </table:table-cell>
          <table:covered-table-cell/>
          <table:table-cell table:style-name="Tabelle1.C2" table:number-columns-spanned="6" office:value-type="string">
            <text:p text:style-name="P5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1. Prüfer/in</text:p>
          </table:table-cell>
          <table:covered-table-cell/>
          <table:table-cell table:style-name="Tabelle1.C2" table:number-columns-spanned="6" office:value-type="string">
            <text:p text:style-name="P5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2. Prüfer/in</text:p>
          </table:table-cell>
          <table:covered-table-cell/>
          <table:table-cell table:style-name="Tabelle1.C2" table:number-columns-spanned="6" office:value-type="string">
            <text:p text:style-name="P5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5">Prüfungsdatum</text:p>
          </table:table-cell>
          <table:table-cell table:style-name="Tabelle1.B5" office:value-type="string">
            <text:p text:style-name="P5">&lt;FAS:datum&gt;</text:p>
          </table:table-cell>
          <table:table-cell table:style-name="Tabelle1.A2" table:number-columns-spanned="2" office:value-type="string">
            <text:p text:style-name="P5">Prüfungsbeginn</text:p>
          </table:table-cell>
          <table:covered-table-cell/>
          <table:table-cell table:style-name="Tabelle1.B5" office:value-type="string">
            <text:p text:style-name="P7"/>
          </table:table-cell>
          <table:table-cell table:style-name="Tabelle1.A2" office:value-type="string">
            <text:p text:style-name="P5">Prüfungsende</text:p>
          </table:table-cell>
          <table:table-cell table:style-name="Tabelle1.C2" table:number-columns-spanned="2" office:value-type="string">
            <text:p text:style-name="P7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antritt</text:p>
          </table:table-cell>
          <table:covered-table-cell/>
          <table:table-cell table:style-name="Tabelle1.C2" table:number-columns-spanned="6" office:value-type="string">
            <text:p text:style-name="P16"><draw:custom-shape text:anchor-type="char" draw:z-index="10" draw:name="Rechteck 1" draw:style-name="gr1" draw:text-style-name="P22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11" draw:name="Rechteck 1" draw:style-name="gr1" draw:text-style-name="P22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5">&lt;FAS:thema ba1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5">&lt;FAS:thema ba2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5">Prüfungsgegenstand</text:p>
          </table:table-cell>
          <table:covered-table-cell/>
          <table:table-cell table:style-name="Tabelle1.C2" table:number-columns-spanned="6" office:value-type="string">
            <text:p text:style-name="P5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4"><draw:custom-shape text:anchor-type="char" draw:z-index="6" draw:name="Rechteck 8" draw:style-name="gr2" draw:text-style-name="P22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4">Prüfungsgespräch über die <text:span text:style-name="T1">Bachelorarbeit und Querverbindungen</text:span></text:p>
            <text:p text:style-name="P5"><draw:custom-shape text:anchor-type="char" draw:z-index="5" draw:name="Rechteck 10" draw:style-name="gr1" draw:text-style-name="P22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<draw:custom-shape text:anchor-type="char" draw:z-index="8" draw:name="Rechteck 10" draw:style-name="gr2" draw:text-style-name="P22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7" draw:name="Rechteck 10" draw:style-name="gr2" draw:text-style-name="P22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8" office:value-type="string">
            <text:p text:style-name="P18"/>
            <text:p text:style-name="P17"/>
            <text:p text:style-name="P17"/>
            <text:p text:style-name="P17"><text:soft-page-break/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0">Beurteilung des Prüfungsgesprächs nach </text:p>
            <text:p text:style-name="P10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5"><draw:custom-shape text:anchor-type="char" draw:z-index="2" draw:name="Rechteck 3" draw:style-name="gr1" draw:text-style-name="P22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5">(++) mit gutem Erfolg bestanden<draw:custom-shape text:anchor-type="char" draw:z-index="12" draw:name="Rechteck 5" draw:style-name="gr1" draw:text-style-name="P22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5"><draw:custom-shape text:anchor-type="char" draw:z-index="3" draw:name="Rechteck 4" draw:style-name="gr1" draw:text-style-name="P22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5"><draw:custom-shape text:anchor-type="char" draw:z-index="4" draw:name="Rechteck 7" draw:style-name="gr2" draw:text-style-name="P22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><text:bookmark text:name="_GoBack"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3"><text:tab/></text:p>
      <text:p text:style-name="P14">_________________________<text:tab/>_______________________<text:tab/>_____________________</text:p>
      <text:p text:style-name="P15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6pt" style:letter-kerning="true" style:font-size-asian="26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="100%"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="100%"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="100%"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size="10.5pt" fo:language="none" fo:country="none" style:letter-kerning="true" style:font-size-asian="10.5pt" style:font-name-complex="Book Antiqua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fo:line-height="115%" fo:keep-together="always"/>
      <style:text-properties fo:color="#365f91" style:font-name="Cambria" fo:font-size="14pt" fo:language="de" fo:country="AT" fo:font-weight="bold" style:letter-kerning="true" style:font-size-asian="14pt" style:font-weight-asian="bold" style:font-name-complex="Times New Roman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.176cm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3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fo:font-variant="normal" fo:text-transform="none" fo:color="#000000" style:text-line-through-style="none" style:text-position="0% 100%" style:font-name="Wingdings" fo:font-size="14pt" style:font-size-asian="14pt" style:font-name-complex="Wingdings" text:display="true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6z1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7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8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8z2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 style:font-name-complex="Wingdings"/>
    </style:style>
    <style:style style:name="WW8Num9z0" style:family="text">
      <style:text-properties style:font-name="Webdings" fo:font-size="12pt" style:font-size-asian="12pt" style:font-name-complex="Web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Aria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size="16pt" fo:language="de" fo:country="DE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language="de" fo:country="DE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language="de" fo:country="DE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4_20_Zchn" style:display-name="Überschrift 4 Zchn" style:family="text">
      <style:text-properties style:font-name="Calibri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5_20_Zchn" style:display-name="Überschrift 5 Zchn" style:family="text">
      <style:text-properties style:font-name="Calibri" fo:font-size="13pt" fo:language="de" fo:country="DE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Page_20_Number" style:display-name="Page Number" style:family="text">
      <style:text-properties style:font-name="Arial" fo:font-size="9pt" style:font-size-asian="9pt" style:font-name-complex="Times New Roman"/>
    </style:style>
    <style:style style:name="Internet_20_link" style:display-name="Internet link" style:family="text">
      <style:text-properties fo:color="#0086cb" style:font-name="Arial" fo:font-size="11pt" style:text-underline-style="none" style:font-size-asian="11pt" style:font-name-complex="Times New Roman"/>
    </style:style>
    <style:style style:name="Visited_20_Internet_20_Link" style:display-name="Visited Internet Link" style:family="text">
      <style:text-properties fo:color="#626b71" style:font-name="Arial" fo:font-size="11pt" style:text-underline-style="none" style:font-size-asian="11pt" style:font-name-complex="Times New Roman"/>
    </style:style>
    <style:style style:name="Kopfzeile_20_Zchn" style:display-name="Kopf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size="10.5pt" fo:language="none" fo:country="none" style:letter-kerning="true" style:font-size-asian="10.5pt" style:font-name-complex="Book Antiqua"/>
    </style:style>
    <style:style style:name="Fußnotentext_20_Zchn" style:display-name="Fußnotentext Zchn" style:family="text">
      <style:text-properties style:font-name="Arial" fo:language="de" fo:country="DE" style:font-name-complex="Times New Roman"/>
    </style:style>
    <style:style style:name="Footnote_20_Symbol" style:display-name="Footnote Symbol" style:family="text">
      <style:text-properties style:text-position="super 58%" style:font-name-complex="Times New Roman"/>
    </style:style>
    <style:style style:name="Sprechblasentext_20_Zchn" style:display-name="Sprechblasentext Zchn" style:family="text">
      <style:text-properties style:font-name="Tahoma" fo:font-size="8pt" fo:language="de" fo:country="DE" style:font-size-asian="8pt" style:font-name-complex="Tahoma" style:font-size-complex="8pt"/>
    </style:style>
    <style:style style:name="Kommentarzeichen" style:family="tex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>
      <style:text-properties style:font-name="Arial" fo:language="de" fo:country="DE" style:font-name-complex="Times New Roman"/>
    </style:style>
    <style:style style:name="Kommentarthema_20_Zchn" style:display-name="Kommentarthema Zchn" style:family="text">
      <style:text-properties style:font-name="Arial" fo:language="de" fo:country="DE" fo:font-weight="bold" style:font-weight-asian="bold" style:font-name-complex="Times New Roma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
					<draw:frame draw:style-name="Mfr1" draw:name="Bild 6" text:anchor-type="char" svg:x="13.86cm" svg:y="1cm" svg:width="4.192cm" svg:height="2.17cm" draw:z-index="1">
						<draw:image xlink:href="Pictures/tw_logo.png" xlink:type="simple" xlink:show="embed" xlink:actuate="onLoad"/>
						<svg:desc>Logo FHTW</svg:desc>
					</draw:frame>
				</text:p>
      </style:header>
      <style:footer>
        <text:p text:style-name="MP2">
					<text:tab/>
					<text:tab/>
				</text:p>
        <text:p text:style-name="MP2">Record of Bachelor Examination<text:tab/>
					<text:tab/>Page <text:page-number text:select-page="current">1</text:page-number> of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1:33:54</meta:creation-date>
    <dc:creator>oesi </dc:creator>
    <dc:date>2013-07-30T14:54:46</dc:date>
    <meta:print-date>2013-06-21T10:43:00</meta:print-date>
    <meta:editing-cycles>19</meta:editing-cycles>
    <meta:editing-duration>PT3H8M38S</meta:editing-duration>
    <meta:generator>LibreOffice/3.5$Linux_X86_64 LibreOffice_project/350m1$Build-2</meta:generator>
    <meta:document-statistic meta:table-count="1" meta:image-count="1" meta:object-count="0" meta:page-count="2" meta:paragraph-count="48" meta:word-count="163" meta:character-count="1536" meta:non-whitespace-character-count="1389"/>
    <meta:user-defined meta:name="Info 1"/>
    <meta:user-defined meta:name="Info 2"/>
    <meta:user-defined meta:name="Info 3"/>
    <meta:user-defined meta:name="Info 4"/>
  </office:meta>
</office:document-meta>
</file>